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style:font-name="Arial1" fo:font-size="13pt" style:font-name-asian="Times New Roman1" style:font-size-asian="13pt" style:language-asian="pl" style:country-asian="PL" style:font-name-complex="Arial2" style:font-size-complex="13pt"/>
    </style:style>
    <style:style style:name="P3" style:family="paragraph" style:parent-style-name="Standard">
      <style:paragraph-properties fo:margin-top="0cm" fo:margin-bottom="0cm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P4" style:family="paragraph" style:parent-style-name="List_20_Paragraph" style:list-style-name="WWNum1">
      <style:paragraph-properties fo:margin-top="0cm" fo:margin-bottom="0cm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 style:list-style-name="L2">
      <style:paragraph-properties fo:margin-top="0cm" fo:margin-bottom="0cm"/>
    </style:style>
    <style:style style:name="P9" style:family="paragraph" style:parent-style-name="Preformatted_20_Text" style:list-style-name="L1"/>
    <style:style style:name="P10" style:family="paragraph" style:parent-style-name="Preformatted_20_Text" style:list-style-name="L1">
      <style:paragraph-properties style:writing-mode="lr-tb"/>
    </style:style>
    <style:style style:name="P11" style:family="paragraph" style:parent-style-name="Preformatted_20_Text" style:list-style-name="L1">
      <style:paragraph-properties fo:margin-top="0.212cm" fo:margin-bottom="0.499cm" style:writing-mode="lr-tb"/>
    </style:style>
    <style:style style:name="P12" style:family="paragraph" style:parent-style-name="Heading_20_3" style:master-page-name="Standard">
      <style:paragraph-properties fo:margin-top="0cm" fo:margin-bottom="0cm" style:page-number="auto"/>
    </style:style>
    <style:style style:name="T1" style:family="text">
      <style:text-properties style:font-name="Arial1" fo:font-size="13pt" style:font-name-asian="Times New Roman1" style:font-size-asian="13pt" style:language-asian="pl" style:country-asian="PL" style:font-name-complex="Arial2" style:font-size-complex="13pt"/>
    </style:style>
    <style:style style:name="T2" style:family="text">
      <style:text-properties fo:color="#ff0000"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<text:span text:style-name="T1">Kroki wykonania:</text:span></text:h>
      <text:list xml:id="list7497651812486490597" text:style-name="L1">
        <text:list-item>
          <text:p text:style-name="P5"><text:span text:style-name="Strong_20_Emphasis">Zainstalowanie środowiska</text:span>:</text:p>
          <text:list>
            <text:list-item>
              <text:p text:style-name="P7">Upewniłem się, że mam zainstalowane <text:span text:style-name="Strong_20_Emphasis">IntelliJ IDEA</text:span> oraz <text:span text:style-name="Strong_20_Emphasis">JDK (Java Development Kit)</text:span>. Środowisko to jest wymagane, aby móc pisać i uruchamiać programy w Javie.</text:p>
            </text:list-item>
          </text:list>
        </text:list-item>
        <text:list-item>
          <text:p text:style-name="P5"><text:span text:style-name="Strong_20_Emphasis">Tworzenie nowego projektu</text:span>:</text:p>
          <text:list>
            <text:list-item>
              <text:p text:style-name="P7">Otworzyłem IntelliJ IDEA i wybrałem opcję <text:span text:style-name="Source_20_Text">New Project</text:span>.</text:p>
            </text:list-item>
            <text:list-item>
              <text:p text:style-name="P7">Nadałem nazwę projektowi, na przykład <text:span text:style-name="Source_20_Text">PierwszyProgramJava</text:span> oraz wskazałem lokalizację, gdzie będzie zapisany, np. <text:span text:style-name="Source_20_Text">C:/Java</text:span>.</text:p>
            </text:list-item>
            <text:list-item>
              <text:p text:style-name="P7">Upewniłem się, że jest zaznaczona opcja <text:span text:style-name="Source_20_Text">Create Project from Template</text:span> i wybrałem szablon <text:span text:style-name="Strong_20_Emphasis">Java</text:span>.</text:p>
            </text:list-item>
          </text:list>
        </text:list-item>
        <text:list-item>
          <text:p text:style-name="P5"><text:span text:style-name="Strong_20_Emphasis">Struktura projektu</text:span>:</text:p>
          <text:list>
            <text:list-item>
              <text:p text:style-name="P7">Po utworzeniu projektu, w panelu bocznym zobaczyłem folder <text:span text:style-name="Source_20_Text">src</text:span>, który jest przeznaczony do umieszczania kodu źródłowego projektu.</text:p>
            </text:list-item>
            <text:list-item>
              <text:p text:style-name="P7">Sprawdziłem również zakładkę <text:span text:style-name="Strong_20_Emphasis">Scratches and Consoles</text:span>, która służy do testowania fragmentów kodu.</text:p>
            </text:list-item>
          </text:list>
        </text:list-item>
        <text:list-item>
          <text:p text:style-name="P5"><text:span text:style-name="Strong_20_Emphasis">Tworzenie pakietu</text:span>:</text:p>
          <text:list>
            <text:list-item>
              <text:p text:style-name="P7">Kliknąłem prawym przyciskiem myszy na folder <text:span text:style-name="Source_20_Text">src</text:span>, wybrałem <text:span text:style-name="Source_20_Text">New -&gt; Package</text:span> i nazwałem go np. <text:span text:style-name="Source_20_Text">pierwszyProgram</text:span>.</text:p>
            </text:list-item>
            <text:list-item>
              <text:p text:style-name="P7">Pakiet w Javie pozwala grupować klasy i ułatwia zarządzanie kodem.</text:p>
            </text:list-item>
          </text:list>
        </text:list-item>
        <text:list-item>
          <text:p text:style-name="P5"><text:span text:style-name="Strong_20_Emphasis">Tworzenie klasy</text:span>:</text:p>
          <text:list>
            <text:list-item>
              <text:p text:style-name="P7">Kliknąłem prawym przyciskiem myszy na utworzony pakiet i wybrałem <text:span text:style-name="Source_20_Text">New -&gt; Java Class</text:span>.</text:p>
            </text:list-item>
            <text:list-item>
              <text:p text:style-name="P7">Nazwałem klasę <text:span text:style-name="Source_20_Text">HelloJava</text:span>. Nazwa klasy zawsze zaczyna się z wielkiej litery.</text:p>
            </text:list-item>
            <text:list-item>
              <text:p text:style-name="P5">Po utworzeniu klasy zobaczyłem szkielet kodu:</text:p>
            </text:list-item>
          </text:list>
          <text:p text:style-name="P9">java</text:p>
          <text:p text:style-name="P9">Skopiuj kod</text:p>
          <text:p text:style-name="P10"><text:span text:style-name="Source_20_Text">public class HelloJava {</text:span></text:p>
          <text:p text:style-name="P10"><text:span text:style-name="Source_20_Text"><text:s text:c="4"/>public static void main(String[] args) {</text:span></text:p>
          <text:p text:style-name="P10"><text:span text:style-name="Source_20_Text"><text:s text:c="4"/>}</text:span></text:p>
          <text:p text:style-name="P11"><text:span text:style-name="Source_20_Text">}</text:span></text:p>
        </text:list-item>
        <text:list-item>
          <text:p text:style-name="P5"><text:span text:style-name="Strong_20_Emphasis">Dodawanie kodu</text:span>:</text:p>
          <text:list>
            <text:list-item>
              <text:p text:style-name="P5">Wewnątrz metody <text:span text:style-name="Source_20_Text">main</text:span>, wpisałem kod, który wyświetla tekst na ekranie. Kod wygląda tak:</text:p>
            </text:list-item>
          </text:list>
          <text:p text:style-name="P9">java</text:p>
          <text:p text:style-name="P9">Skopiuj kod</text:p>
          <text:p text:style-name="P10"><text:span text:style-name="Source_20_Text">public class HelloJava {</text:span></text:p>
          <text:p text:style-name="P10"><text:span text:style-name="Source_20_Text"><text:s text:c="4"/>public static void main(String[] args) {</text:span></text:p>
          <text:p text:style-name="P10"><text:span text:style-name="Source_20_Text"><text:s text:c="8"/>System.out.println("Witaj świecie!");</text:span></text:p>
          <text:p text:style-name="P10"><text:span text:style-name="Source_20_Text"><text:s text:c="4"/>}</text:span></text:p>
          <text:p text:style-name="P11"><text:span text:style-name="Source_20_Text">}</text:span></text:p>
          <text:list text:continue-numbering="true">
            <text:list-item>
              <text:p text:style-name="P7">Użyłem metody <text:span text:style-name="Source_20_Text">System.out.println</text:span>, która służy do wypisywania tekstu na ekranie. W nawiasach wpisałem tekst, który ma zostać wyświetlony: „Witaj świecie!”.</text:p>
            </text:list-item>
          </text:list>
        </text:list-item>
        <text:list-item>
          <text:p text:style-name="P5"><text:soft-page-break/><text:span text:style-name="Strong_20_Emphasis">Uruchamianie programu</text:span>:</text:p>
          <text:list>
            <text:list-item>
              <text:p text:style-name="P7">Aby uruchomić program, kliknąłem prawym przyciskiem myszy na klasę <text:span text:style-name="Source_20_Text">HelloJava</text:span> i wybrałem <text:span text:style-name="Source_20_Text">Run 'HelloJava'</text:span>.</text:p>
            </text:list-item>
            <text:list-item>
              <text:p text:style-name="P7">W dolnym panelu wyświetlił się wynik działania programu: <text:span text:style-name="Source_20_Text">Witaj świecie!</text:span>.</text:p>
            </text:list-item>
          </text:list>
        </text:list-item>
        <text:list-item>
          <text:p text:style-name="P5"><text:span text:style-name="Strong_20_Emphasis">Eksperymentowanie z kodem</text:span>:</text:p>
          <text:list>
            <text:list-item>
              <text:p text:style-name="P5">Zmieniłem tekst, który wyświetla program, na coś bardziej spersonalizowanego:</text:p>
            </text:list-item>
          </text:list>
          <text:p text:style-name="P9">java</text:p>
          <text:p text:style-name="P9">Skopiuj kod</text:p>
          <text:p text:style-name="P11"><text:span text:style-name="Source_20_Text">System.out.println("Witaj, Janie Kowalski!");</text:span></text:p>
          <text:list text:continue-numbering="true">
            <text:list-item>
              <text:p text:style-name="P5">Dodałem także nową linię w kodzie, żeby wypisać dodatkową informację:</text:p>
            </text:list-item>
          </text:list>
          <text:p text:style-name="P9">java</text:p>
          <text:p text:style-name="P9">Skopiuj kod</text:p>
          <text:p text:style-name="P11"><text:span text:style-name="Source_20_Text">System.out.println("Jak się masz?");</text:span></text:p>
        </text:list-item>
        <text:list-item>
          <text:p text:style-name="P5"><text:span text:style-name="Strong_20_Emphasis">Zmiana funkcji wyświetlania tekstu</text:span>:</text:p>
          <text:list>
            <text:list-item>
              <text:p text:style-name="P7">Usunąłem literki <text:span text:style-name="Source_20_Text">ln</text:span> z <text:span text:style-name="Source_20_Text">System.out.println</text:span>, zmieniając kod na <text:span text:style-name="Source_20_Text">System.out.print</text:span>. Dzięki temu nowy tekst nie przechodził do nowej linii, tylko kontynuował w tej samej.</text:p>
            </text:list-item>
            <text:list-item>
              <text:p text:style-name="P5">Dodałem znak nowej linii <text:span text:style-name="Source_20_Text">\n</text:span> wewnątrz cudzysłowu, aby kontrolować ręcznie, kiedy tekst ma się przesunąć do nowej linii:</text:p>
            </text:list-item>
          </text:list>
          <text:p text:style-name="P9">java</text:p>
          <text:p text:style-name="P9">Skopiuj kod</text:p>
          <text:p text:style-name="P11"><text:span text:style-name="Source_20_Text">System.out.print("Witaj, Janie Kowalski!\nJak się masz?");</text:span></text:p>
        </text:list-item>
      </text:list>
      <text:h text:style-name="Heading_20_3" text:outline-level="3">Słowa kluczowe:</text:h>
      <text:list xml:id="list3484458124902117545" text:style-name="L2">
        <text:list-item>
          <text:p text:style-name="P8"><text:span text:style-name="Strong_20_Emphasis">System.out.println</text:span> – Komenda służąca do wyświetlania tekstu na ekranie. <text:span text:style-name="Source_20_Text">println</text:span> dodaje nową linię po wypisaniu tekstu.</text:p>
        </text:list-item>
        <text:list-item>
          <text:p text:style-name="P8"><text:span text:style-name="Strong_20_Emphasis">System.out.print</text:span> – Wyświetla tekst na ekranie, ale nie przechodzi do nowej linii.</text:p>
        </text:list-item>
        <text:list-item>
          <text:p text:style-name="P6"><text:span text:style-name="Strong_20_Emphasis">\n</text:span> – Specjalny znak w Javie oznaczający przejście do nowej linii.</text:p>
        </text:list-item>
      </text:list>
      <text:h text:style-name="Heading_20_3" text:outline-level="3">Podsumowanie:</text:h>
      <text:p text:style-name="Text_20_body">W tym ćwiczeniu stworzyłem pierwszy prosty program w Javie, który wyświetla tekst na ekranie. Udało mi się eksperymentować z metodami wyświetlania tekstu oraz dodałem kilka własnych modyfikacji.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.212cm" fo:margin-bottom="0.212cm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rotka</meta:initial-creator>
    <dc:creator>maciej selwet</dc:creator>
    <meta:editing-cycles>4</meta:editing-cycles>
    <meta:creation-date>2021-10-11T11:41:00</meta:creation-date>
    <dc:date>2024-10-02T00:15:57.85</dc:date>
    <meta:editing-duration>PT2S</meta:editing-duration>
    <meta:generator>OpenOffice/4.1.13$Win32 OpenOffice.org_project/4113m1$Build-9810</meta:generator>
    <meta:document-statistic meta:table-count="0" meta:image-count="0" meta:object-count="0" meta:page-count="2" meta:paragraph-count="57" meta:word-count="438" meta:character-count="30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